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8" style:family="table-column">
      <style:table-column-properties fo:break-before="auto" style:column-width="1.79cm"/>
    </style:style>
    <style:style style:name="co19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float" office:value="10" calcext:value-type="float">
            <text:p>10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float" office:value="9.3" calcext:value-type="float">
            <text:p>9,3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table:number-columns-repeated="2"/>
          <table:table-cell table:formula="of:=[.F83]+[.E84]" office:value-type="float" office:value="4742" calcext:value-type="float">
            <text:p>4742</text:p>
          </table:table-cell>
          <table:table-cell/>
          <table:table-cell table:formula="of:=[.H83]+[.G84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904.8" calcext:value-type="currency">
            <text:p>1 904,80 €</text:p>
          </table:table-cell>
          <table:table-cell table:style-name="ce33" table:formula="of:=[.A84]*budgetjour-[.N84]" office:value-type="currency" office:currency="EUR" office:value="585.2" calcext:value-type="currency">
            <text:p>585,2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742" calcext:value-type="float">
            <text:p>4742</text:p>
          </table:table-cell>
          <table:table-cell/>
          <table:table-cell table:formula="of:=[.H84]+[.G85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904.8" calcext:value-type="currency">
            <text:p>1 904,80 €</text:p>
          </table:table-cell>
          <table:table-cell table:style-name="ce33" table:formula="of:=[.A85]*budgetjour-[.N85]" office:value-type="currency" office:currency="EUR" office:value="615.2" calcext:value-type="currency">
            <text:p>615,20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742" calcext:value-type="float">
            <text:p>4742</text:p>
          </table:table-cell>
          <table:table-cell/>
          <table:table-cell table:formula="of:=[.H85]+[.G86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904.8" calcext:value-type="currency">
            <text:p>1 904,80 €</text:p>
          </table:table-cell>
          <table:table-cell table:style-name="ce33" table:formula="of:=[.A86]*budgetjour-[.N86]" office:value-type="currency" office:currency="EUR" office:value="645.2" calcext:value-type="currency">
            <text:p>645,20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742" calcext:value-type="float">
            <text:p>4742</text:p>
          </table:table-cell>
          <table:table-cell/>
          <table:table-cell table:formula="of:=[.H86]+[.G87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904.8" calcext:value-type="currency">
            <text:p>1 904,80 €</text:p>
          </table:table-cell>
          <table:table-cell table:style-name="ce33" table:formula="of:=[.A87]*budgetjour-[.N87]" office:value-type="currency" office:currency="EUR" office:value="675.2" calcext:value-type="currency">
            <text:p>675,20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742" calcext:value-type="float">
            <text:p>4742</text:p>
          </table:table-cell>
          <table:table-cell/>
          <table:table-cell table:formula="of:=[.H87]+[.G88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904.8" calcext:value-type="currency">
            <text:p>1 904,80 €</text:p>
          </table:table-cell>
          <table:table-cell table:style-name="ce33" table:formula="of:=[.A88]*budgetjour-[.N88]" office:value-type="currency" office:currency="EUR" office:value="705.2" calcext:value-type="currency">
            <text:p>705,20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742" calcext:value-type="float">
            <text:p>4742</text:p>
          </table:table-cell>
          <table:table-cell/>
          <table:table-cell table:formula="of:=[.H88]+[.G89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904.8" calcext:value-type="currency">
            <text:p>1 904,80 €</text:p>
          </table:table-cell>
          <table:table-cell table:style-name="ce33" table:formula="of:=[.A89]*budgetjour-[.N89]" office:value-type="currency" office:currency="EUR" office:value="735.2" calcext:value-type="currency">
            <text:p>735,2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742" calcext:value-type="float">
            <text:p>4742</text:p>
          </table:table-cell>
          <table:table-cell/>
          <table:table-cell table:formula="of:=[.H89]+[.G90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904.8" calcext:value-type="currency">
            <text:p>1 904,80 €</text:p>
          </table:table-cell>
          <table:table-cell table:style-name="ce33" table:formula="of:=[.A90]*budgetjour-[.N90]" office:value-type="currency" office:currency="EUR" office:value="765.2" calcext:value-type="currency">
            <text:p>765,20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742" calcext:value-type="float">
            <text:p>4742</text:p>
          </table:table-cell>
          <table:table-cell/>
          <table:table-cell table:formula="of:=[.H90]+[.G91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904.8" calcext:value-type="currency">
            <text:p>1 904,80 €</text:p>
          </table:table-cell>
          <table:table-cell table:style-name="ce33" table:formula="of:=[.A91]*budgetjour-[.N91]" office:value-type="currency" office:currency="EUR" office:value="795.2" calcext:value-type="currency">
            <text:p>795,20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742" calcext:value-type="float">
            <text:p>4742</text:p>
          </table:table-cell>
          <table:table-cell/>
          <table:table-cell table:formula="of:=[.H91]+[.G92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904.8" calcext:value-type="currency">
            <text:p>1 904,80 €</text:p>
          </table:table-cell>
          <table:table-cell table:style-name="ce33" table:formula="of:=[.A92]*budgetjour-[.N92]" office:value-type="currency" office:currency="EUR" office:value="825.2" calcext:value-type="currency">
            <text:p>825,20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742" calcext:value-type="float">
            <text:p>4742</text:p>
          </table:table-cell>
          <table:table-cell/>
          <table:table-cell table:formula="of:=[.H92]+[.G93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904.8" calcext:value-type="currency">
            <text:p>1 904,80 €</text:p>
          </table:table-cell>
          <table:table-cell table:style-name="ce33" table:formula="of:=[.A93]*budgetjour-[.N93]" office:value-type="currency" office:currency="EUR" office:value="855.2" calcext:value-type="currency">
            <text:p>855,20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742" calcext:value-type="float">
            <text:p>4742</text:p>
          </table:table-cell>
          <table:table-cell/>
          <table:table-cell table:formula="of:=[.H93]+[.G94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904.8" calcext:value-type="currency">
            <text:p>1 904,80 €</text:p>
          </table:table-cell>
          <table:table-cell table:style-name="ce33" table:formula="of:=[.A94]*budgetjour-[.N94]" office:value-type="currency" office:currency="EUR" office:value="885.2" calcext:value-type="currency">
            <text:p>885,20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742" calcext:value-type="float">
            <text:p>4742</text:p>
          </table:table-cell>
          <table:table-cell/>
          <table:table-cell table:formula="of:=[.H94]+[.G95]" office:value-type="float" office:value="37920" calcext:value-type="float">
            <text:p>37920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904.8" calcext:value-type="currency">
            <text:p>1 904,80 €</text:p>
          </table:table-cell>
          <table:table-cell table:style-name="ce33" table:formula="of:=[.A95]*budgetjour-[.N95]" office:value-type="currency" office:currency="EUR" office:value="915.2" calcext:value-type="currency">
            <text:p>915,20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9:30:26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1T19:32:10.263000000</dc:date>
    <meta:editing-duration>P9DT11H23M30S</meta:editing-duration>
    <meta:editing-cycles>146</meta:editing-cycles>
    <meta:generator>LibreOffice/7.1.2.2$Windows_X86_64 LibreOffice_project/8a45595d069ef5570103caea1b71cc9d82b2aae4</meta:generator>
    <meta:document-statistic meta:table-count="4" meta:cell-count="1527" meta:object-count="0"/>
    <meta:user-defined meta:name="Info 1"/>
    <meta:user-defined meta:name="Info 2"/>
    <meta:user-defined meta:name="Info 3"/>
    <meta:user-defined meta:name="Info 4"/>
  </office:meta>
</office:document-meta>
</file>